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roman"/>
    <style:font-face style:name="Noto Sans CJK SC" svg:font-family="'Noto Sans CJK SC'" style:font-family-generic="roman"/>
    <style:font-face style:name="Courier New" svg:font-family="'Courier New'" style:font-family-generic="modern" style:font-pitch="fixed"/>
    <style:font-face style:name="Liberation Sans" svg:font-family="'Liberation Sans'" style:font-family-generic="roman" style:font-pitch="variable"/>
    <style:font-face style:name="OpenSymbol" svg:font-family="OpenSymbol"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padding-left="0in" fo:padding-right="0in" fo:padding-top="0.0138in" fo:padding-bottom="0in" fo:border-left="none" fo:border-right="none" fo:border-top="0.51pt solid #000000" fo:border-bottom="none" style:shadow="none"/>
    </style:style>
    <style:style style:name="P2" style:family="paragraph" style:parent-style-name="Subtitle">
      <style:text-properties style:font-name="Calibri Light" fo:font-size="16pt" style:font-size-asian="16pt" style:font-size-complex="16pt"/>
    </style:style>
    <style:style style:name="P3" style:family="paragraph" style:parent-style-name="Description">
      <style:text-properties fo:language="en" fo:country="US"/>
    </style:style>
    <style:style style:name="P4" style:family="paragraph" style:parent-style-name="Title" style:master-page-name="MP0">
      <style:paragraph-properties style:page-number="auto" fo:break-before="page"/>
    </style:style>
    <style:style style:name="P5" style:family="paragraph" style:parent-style-name="Description" style:list-style-name="L1">
      <style:paragraph-properties fo:hyphenation-ladder-count="no-limit" style:vertical-align="auto"/>
      <style:text-properties fo:hyphenate="true" loext:hyphenation-no-caps="false"/>
    </style:style>
    <style:style style:name="P6" style:family="paragraph" style:parent-style-name="Description" style:list-style-name="L2">
      <style:text-properties officeooo:paragraph-rsid="00226424"/>
    </style:style>
    <style:style style:name="P7" style:family="paragraph" style:parent-style-name="Description" style:list-style-name="L3"/>
    <style:style style:name="P8" style:family="paragraph" style:parent-style-name="Description" style:list-style-name="L5"/>
    <style:style style:name="P9" style:family="paragraph" style:parent-style-name="Description" style:list-style-name="L5">
      <style:text-properties officeooo:paragraph-rsid="00288903"/>
    </style:style>
    <style:style style:name="P10" style:family="paragraph" style:parent-style-name="Description" style:list-style-name="L6"/>
    <style:style style:name="P11" style:family="paragraph" style:parent-style-name="Description" style:list-style-name="L7"/>
    <style:style style:name="P12" style:family="paragraph" style:parent-style-name="Description" style:list-style-name="L8"/>
    <style:style style:name="P13" style:family="paragraph" style:parent-style-name="Description">
      <style:text-properties officeooo:paragraph-rsid="00202c63"/>
    </style:style>
    <style:style style:name="P14" style:family="paragraph" style:parent-style-name="Description">
      <style:text-properties fo:color="#8496b0" loext:opacity="100%" fo:font-size="10pt" fo:language="el" fo:country="GR" fo:font-style="italic" officeooo:rsid="00213b11" officeooo:paragraph-rsid="00213b11" style:font-size-asian="10pt" style:font-style-asian="italic"/>
    </style:style>
    <style:style style:name="P15" style:family="paragraph" style:parent-style-name="Description">
      <style:text-properties fo:color="#8496b0" loext:opacity="100%" fo:font-size="10pt" fo:language="el" fo:country="GR" fo:font-style="italic" officeooo:rsid="0023d7ea" officeooo:paragraph-rsid="0023d7ea" style:font-size-asian="10pt" style:font-style-asian="italic"/>
    </style:style>
    <style:style style:name="P16" style:family="paragraph" style:parent-style-name="Description">
      <style:text-properties fo:color="#8496b0" loext:opacity="100%" fo:font-size="10pt" fo:language="el" fo:country="GR" fo:font-style="italic" officeooo:rsid="0024cb67" officeooo:paragraph-rsid="0024cb67" style:font-size-asian="10pt" style:font-style-asian="italic"/>
    </style:style>
    <style:style style:name="P17" style:family="paragraph" style:parent-style-name="Description">
      <style:text-properties fo:color="#8496b0" loext:opacity="100%" fo:font-size="10pt" fo:language="el" fo:country="GR" fo:font-style="italic" officeooo:rsid="0024cb67" officeooo:paragraph-rsid="00288903" style:font-size-asian="10pt" style:font-style-asian="italic"/>
    </style:style>
    <style:style style:name="P18" style:family="paragraph" style:parent-style-name="Description">
      <style:text-properties fo:color="#8496b0" loext:opacity="100%" fo:font-size="10pt" fo:language="el" fo:country="GR" fo:font-style="italic" officeooo:rsid="0024cb67" officeooo:paragraph-rsid="00295444" style:font-size-asian="10pt" style:font-style-asian="italic"/>
    </style:style>
    <style:style style:name="P19" style:family="paragraph" style:parent-style-name="Description" style:list-style-name="L9">
      <style:text-properties fo:color="#8496b0" loext:opacity="100%" fo:font-size="10pt" fo:language="el" fo:country="GR" fo:font-style="italic" officeooo:paragraph-rsid="0024cb67" style:font-size-asian="10pt" style:font-style-asian="italic"/>
    </style:style>
    <style:style style:name="P20" style:family="paragraph" style:parent-style-name="Description">
      <style:text-properties fo:color="#8496b0" loext:opacity="100%" fo:font-size="10pt" fo:language="el" fo:country="GR" fo:font-style="italic" officeooo:rsid="00288903" officeooo:paragraph-rsid="00288903" style:font-size-asian="10pt" style:font-style-asian="italic"/>
    </style:style>
    <style:style style:name="P21" style:family="paragraph" style:parent-style-name="Description" style:list-style-name="L5">
      <style:text-properties fo:color="#8496b0" loext:opacity="100%" fo:font-size="10pt" fo:language="el" fo:country="GR" fo:font-style="italic" officeooo:rsid="00288903" officeooo:paragraph-rsid="00288903" style:font-size-asian="10pt" style:font-style-asian="italic"/>
    </style:style>
    <style:style style:name="P22" style:family="paragraph" style:parent-style-name="Description" style:list-style-name="L2">
      <style:text-properties fo:color="#8496b0" loext:opacity="100%" fo:font-size="10pt" fo:language="en" fo:country="US" fo:font-style="italic" officeooo:paragraph-rsid="00226424" style:font-size-asian="10pt" style:font-style-asian="italic"/>
    </style:style>
    <style:style style:name="P23" style:family="paragraph" style:parent-style-name="Description">
      <style:text-properties officeooo:paragraph-rsid="00213b11"/>
    </style:style>
    <style:style style:name="P24" style:family="paragraph" style:parent-style-name="Description">
      <style:text-properties officeooo:paragraph-rsid="0024cb67"/>
    </style:style>
    <style:style style:name="P25" style:family="paragraph" style:parent-style-name="Description" style:list-style-name="L9">
      <style:text-properties officeooo:paragraph-rsid="0024cb67"/>
    </style:style>
    <style:style style:name="P26" style:family="paragraph" style:parent-style-name="Description">
      <style:text-properties fo:language="el" fo:country="GR" officeooo:rsid="0024cb67" officeooo:paragraph-rsid="0024cb67"/>
    </style:style>
    <style:style style:name="P27" style:family="paragraph" style:parent-style-name="Description">
      <style:text-properties officeooo:rsid="00288903" officeooo:paragraph-rsid="00288903"/>
    </style:style>
    <style:style style:name="P28" style:family="paragraph" style:parent-style-name="Heading_20_2">
      <style:paragraph-properties fo:margin-left="0in" fo:margin-right="0in" fo:text-indent="0in" style:auto-text-indent="false">
        <style:tab-stops/>
      </style:paragraph-properties>
    </style:style>
    <style:style style:name="P29" style:family="paragraph" style:parent-style-name="Heading_20_3">
      <style:text-properties officeooo:paragraph-rsid="0026be3c"/>
    </style:style>
    <style:style style:name="P30" style:family="paragraph" style:parent-style-name="Heading_20_4">
      <style:text-properties fo:color="#8496b0" loext:opacity="100%" style:font-name="Calibri" fo:font-size="10pt" fo:language="el" fo:country="GR" fo:font-style="italic" officeooo:rsid="00288903" officeooo:paragraph-rsid="00288903" style:font-size-asian="10pt" style:font-style-asian="italic" style:font-style-complex="normal"/>
    </style:style>
    <style:style style:name="P31" style:family="paragraph" style:parent-style-name="Heading_20_4">
      <style:text-properties officeooo:paragraph-rsid="0023d7ea"/>
    </style:style>
    <style:style style:name="T1" style:family="text">
      <style:text-properties fo:font-size="9pt" style:font-size-asian="9pt" style:font-size-complex="9pt"/>
    </style:style>
    <style:style style:name="T2" style:family="text">
      <style:text-properties fo:font-size="9pt" officeooo:rsid="00200514" style:font-size-asian="9pt" style:font-size-complex="9pt"/>
    </style:style>
    <style:style style:name="T3" style:family="text">
      <style:text-properties fo:font-size="9pt" officeooo:rsid="0024cb67" style:font-size-asian="9pt" style:font-size-complex="9pt"/>
    </style:style>
    <style:style style:name="T4" style:family="text">
      <style:text-properties fo:font-size="9pt" fo:language="el" fo:country="GR" officeooo:rsid="00200514" style:font-size-asian="9pt" style:font-size-complex="9pt"/>
    </style:style>
    <style:style style:name="T5" style:family="text">
      <style:text-properties fo:font-size="9pt" fo:language="en" fo:country="US" style:font-size-asian="9pt" style:font-size-complex="9pt"/>
    </style:style>
    <style:style style:name="T6" style:family="text">
      <style:text-properties fo:language="en" fo:country="US"/>
    </style:style>
    <style:style style:name="T7" style:family="text">
      <style:text-properties fo:language="en" fo:country="US" officeooo:rsid="00226424"/>
    </style:style>
    <style:style style:name="T8" style:family="text">
      <style:text-properties officeooo:rsid="001e11d7"/>
    </style:style>
    <style:style style:name="T9" style:family="text">
      <style:text-properties officeooo:rsid="00202c63"/>
    </style:style>
    <style:style style:name="T10" style:family="text">
      <style:text-properties fo:color="#8496b0" loext:opacity="100%" fo:font-size="10pt" fo:language="el" fo:country="GR" fo:font-style="italic" officeooo:rsid="00202c63" style:font-size-asian="10pt" style:font-style-asian="italic"/>
    </style:style>
    <style:style style:name="T11" style:family="text">
      <style:text-properties fo:color="#8496b0" loext:opacity="100%" fo:font-size="10pt" fo:language="el" fo:country="GR" fo:font-style="italic" officeooo:rsid="00213b11" style:font-size-asian="10pt" style:font-style-asian="italic"/>
    </style:style>
    <style:style style:name="T12" style:family="text">
      <style:text-properties fo:color="#8496b0" loext:opacity="100%" fo:font-size="10pt" fo:language="el" fo:country="GR" fo:font-style="italic" officeooo:rsid="00226424" style:font-size-asian="10pt" style:font-style-asian="italic"/>
    </style:style>
    <style:style style:name="T13" style:family="text">
      <style:text-properties fo:color="#8496b0" loext:opacity="100%" fo:font-size="10pt" fo:language="el" fo:country="GR" fo:font-style="italic" officeooo:rsid="0023d7ea" style:font-size-asian="10pt" style:font-style-asian="italic"/>
    </style:style>
    <style:style style:name="T14" style:family="text">
      <style:text-properties fo:color="#8496b0" loext:opacity="100%" fo:font-size="10pt" fo:language="el" fo:country="GR" fo:font-style="italic" officeooo:rsid="0024cb67" style:font-size-asian="10pt" style:font-style-asian="italic"/>
    </style:style>
    <style:style style:name="T15" style:family="text">
      <style:text-properties fo:color="#8496b0" loext:opacity="100%" fo:font-size="10pt" fo:language="el" fo:country="GR" fo:font-style="italic" officeooo:rsid="00288903" style:font-size-asian="10pt" style:font-style-asian="italic"/>
    </style:style>
    <style:style style:name="T16" style:family="text">
      <style:text-properties fo:color="#8496b0" loext:opacity="100%" fo:font-size="10pt" fo:language="en" fo:country="US" fo:font-style="italic" officeooo:rsid="00226424" style:font-size-asian="10pt" style:font-style-asian="italic"/>
    </style:style>
    <style:style style:name="T17" style:family="text">
      <style:text-properties fo:color="#8496b0" loext:opacity="100%" fo:font-size="10pt" fo:language="en" fo:country="US" fo:font-style="italic" officeooo:rsid="00288903" style:font-size-asian="10pt" style:font-style-asian="italic"/>
    </style:style>
    <style:style style:name="T18" style:family="text">
      <style:text-properties fo:color="#1f3763" loext:opacity="100%" style:font-name="Calibri Light" fo:language="el" fo:country="GR" officeooo:rsid="00202c63"/>
    </style:style>
    <style:style style:name="T19" style:family="text">
      <style:text-properties fo:color="#1f3763" loext:opacity="100%" style:font-name="Calibri Light" fo:language="el" fo:country="GR" officeooo:rsid="0023d7ea"/>
    </style:style>
    <style:style style:name="T20" style:family="text">
      <style:text-properties fo:color="#1f3763" loext:opacity="100%" style:font-name="Calibri Light" fo:language="el" fo:country="GR" officeooo:rsid="00295444"/>
    </style:style>
    <style:style style:name="T21" style:family="text">
      <style:text-properties officeooo:rsid="00226424"/>
    </style:style>
    <style:style style:name="T22" style:family="text">
      <style:text-properties officeooo:rsid="0024cb67"/>
    </style:style>
    <style:style style:name="T23" style:family="text">
      <style:text-properties officeooo:rsid="00288903"/>
    </style:style>
    <style:style style:name="T24" style:family="text">
      <style:text-properties officeooo:rsid="00295444"/>
    </style:style>
    <style:style style:name="T25" style:family="text">
      <style:text-properties officeooo:rsid="002a5746"/>
    </style:style>
    <text:list-style style:name="L1">
      <text:list-level-style-bullet text:level="1" text:style-name="WW_5f_CharLFO20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Έγγραφο απαιτήσεων λογισμικού (SRS)</text:p>
      <text:p text:style-name="Standard"/>
      <text:p text:style-name="P2">ΠΛΗΡΟΦΟΡΙΑΚΟ ΣΥΣΤΗΜΑ ΔΙΑΧΕΙΡΙΣΗΣ ΦΟΡΤΙΣΗΣ ΗΛΕΚΤΡΙΚΩΝ ΟΧΗΜΑΤΩΝ “Electro<text:span text:style-name="T9">W</text:span>heeler”</text:p>
      <text:h text:style-name="Heading_20_1" text:outline-level="1">Εισαγωγή</text:h>
      <text:h text:style-name="Heading_20_2" text:outline-level="2">1.1<text:tab/>Εισαγωγή: σκοπός του λογισμικού</text:h>
      <text:p text:style-name="Description">Σκοπός του παραχθέντος λογισμικού είναι η ανάπτυξη μιας πλατφόρμας για την αποτελεσματική διαχείριση της φόρτισης ηλεκτρικών οχημάτων σε εγκατεστημένους σταθμούς σε δημόσιους και ιδιωτικούς χώρους. Μέσω της παροχής υπηρεσιών για την εισαγωγή, επεξεργασία και παρουσίαση δεδομένων φόρτισης οχημάτων χρησιμοποιώντας το παρεχόμενο <text:span text:style-name="Default_20_Paragraph_20_Font"><text:span text:style-name="T6">REST</text:span></text:span> <text:span text:style-name="Default_20_Paragraph_20_Font"><text:span text:style-name="T6">API</text:span></text:span>.</text:p>
      <text:h text:style-name="Heading_20_2" text:outline-level="2">1.2<text:tab/>Διεπαφές (<text:span text:style-name="Default_20_Paragraph_20_Font"><text:span text:style-name="T6">interfaces</text:span></text:span>)</text:h>
      <text:h text:style-name="Heading_20_3" text:outline-level="3">1.2.1<text:tab/>Διεπαφές με εξωτερικά συστήματα</text:h>
      <text:p text:style-name="Description">Ν/Α</text:p>
      <text:h text:style-name="Heading_20_3" text:outline-level="3">1.2.2<text:tab/>Διεπαφές με το χρήστη</text:h>
      <text:p text:style-name="Description">H εφαρμογή παρέχει τις ακόλουθες λειτουργίες στους <text:s/>χρήστες:</text:p>
      <text:list xml:id="list4233375330" text:style-name="L1">
        <text:list-item>
          <text:p text:style-name="P5"><text:span text:style-name="Default_20_Paragraph_20_Font"><text:span text:style-name="T1">Προσθήκη νέου χρήστη, ενημέρωση των στοιχείων και διαγραφή υπάρχοντα χρήστη.</text:span></text:span></text:p>
        </text:list-item>
        <text:list-item>
          <text:p text:style-name="P5"><text:span text:style-name="Default_20_Paragraph_20_Font"><text:span text:style-name="T1">Εισαγωγή στοιχείων οχημάτων χρήστη </text:span></text:span></text:p>
        </text:list-item>
        <text:list-item>
          <text:p text:style-name="P5">Απεικόνιση δεδομένων / γεγονότων φόρτισης σε διάγραμμα</text:p>
        </text:list-item>
        <text:list-item>
          <text:p text:style-name="P5">Έκδοση περιοδικού λογαριασμού <text:span text:style-name="T10">χρήστη</text:span></text:p>
        </text:list-item>
        <text:list-item>
          <text:p text:style-name="P5">Έναρξη φόρτισης με επιλογή προγράμματος χρέωσης από τα διατιθέμενα</text:p>
        </text:list-item>
        <text:list-item>
          <text:p text:style-name="P5">Καταγραφή γεγονότων και δεδομένων φόρτισης</text:p>
        </text:list-item>
        <text:list-item>
          <text:p text:style-name="P5">Πληρωμή με κάρτα</text:p>
        </text:list-item>
        <text:list-item>
          <text:p text:style-name="P5">Συλλογή δεδομένων οχήματος σε κάθε φόρτιση</text:p>
        </text:list-item>
        <text:list-item>
          <text:p text:style-name="P5">Υπολογισμός αναμενόμενου κόστους για κάθε σταθμό φόρτισης και υποστηριζόμενο τιμολόγιο</text:p>
        </text:list-item>
        <text:list-item>
          <text:p text:style-name="P5">Υπολογισμός κόστους φόρτισης που ολοκληρώνεται</text:p>
        </text:list-item>
      </text:list>
      <text:h text:style-name="Heading_20_1" text:outline-level="1">Αναφορές - πηγές πληροφοριών</text:h>
      <text:p text:style-name="Description">Ν/Α</text:p>
      <text:h text:style-name="Heading_20_1" text:outline-level="1">Προδιαγραφές απαιτήσεων λογισμικού</text:h>
      <text:h text:style-name="Heading_20_3" text:outline-level="3">1.1<text:tab/>ΠΕΡΙΠΤΩΣΗ ΧΡΗΣΗΣ 1: <text:span text:style-name="T18">Εισαγωγή οχήματος σε χρήστη</text:span></text:h>
      <text:h text:style-name="Heading_20_4" text:outline-level="4">3.1.1.1<text:tab/>Χρήστες (ρόλοι) που εμπλέκονται</text:h>
      <text:p text:style-name="P13">Εγγεγραμμένοι χρήστες και διαχειριστές.</text:p>
      <text:h text:style-name="Heading_20_4" text:outline-level="4"><text:soft-page-break/>3.1.1.2<text:tab/>Προϋποθέσεις εκτέλεσης</text:h>
      <text:p text:style-name="P14">Ο χρήστης θα πρέπει να έχει δώσει τα στοιχεία του οχήματός του. </text:p>
      <text:p text:style-name="P23"><text:span text:style-name="T21">Θ</text:span><text:span text:style-name="T8">α πρέπει να </text:span><text:span text:style-name="T11">είναι </text:span><text:span text:style-name="T12">εγγεγραμμένος χρήστης</text:span><text:span text:style-name="T8">.</text:span></text:p>
      <text:h text:style-name="Heading_20_4" text:outline-level="4">3.1.1.3<text:tab/>Περιβάλλον εκτέλεσης</text:h>
      <text:p text:style-name="P16">Web Client.</text:p>
      <text:h text:style-name="Heading_20_4" text:outline-level="4">3.1.1.4<text:tab/>Δεδομένα εισόδου </text:h>
      <text:p text:style-name="Description">Ο χρήστης πρέπει να εισαγάγει <text:span text:style-name="T21">τα κάτωθι στοιχεία του οχήματός του</text:span>:</text:p>
      <text:list xml:id="list2301812866" text:style-name="L2">
        <text:list-item>
          <text:p text:style-name="P22"><text:span text:style-name="Default_20_Paragraph_20_Font"><text:span text:style-name="T21">Brand</text:span></text:span></text:p>
        </text:list-item>
        <text:list-item>
          <text:p text:style-name="P22"><text:span text:style-name="Default_20_Paragraph_20_Font"><text:span text:style-name="T21">Type</text:span></text:span></text:p>
        </text:list-item>
        <text:list-item>
          <text:p text:style-name="P6"><text:span text:style-name="Default_20_Paragraph_20_Font"><text:span text:style-name="T7">Model</text:span></text:span></text:p>
        </text:list-item>
        <text:list-item>
          <text:p text:style-name="P6"><text:span text:style-name="Default_20_Paragraph_20_Font"><text:span text:style-name="T7">Release Year</text:span></text:span></text:p>
        </text:list-item>
        <text:list-item>
          <text:p text:style-name="P6"><text:span text:style-name="Default_20_Paragraph_20_Font"><text:span text:style-name="T7">Battery Size</text:span></text:span></text:p>
        </text:list-item>
      </text:list>
      <text:h text:style-name="Heading_20_4" text:outline-level="4">3.1.1.5<text:tab/>Παράμετροι</text:h>
      <text:p text:style-name="Description">Ν/Α</text:p>
      <text:h text:style-name="Heading_20_4" text:outline-level="4">3.1.1.6<text:tab/>Αλληλουχία ενεργειών - επιθυμητή συμπεριφορά</text:h>
      <text:p text:style-name="Description">Η αλληλουχία ενεργειών που πρέπει να ακολουθήσει ο χρήστης είναι:</text:p>
      <text:list xml:id="list4233499309" text:style-name="L3">
        <text:list-item>
          <text:p text:style-name="P7"><text:span text:style-name="T8">Μ</text:span>έσω του <text:span text:style-name="Default_20_Paragraph_20_Font"><text:span text:style-name="T16">Web Client</text:span></text:span> επιλέγει <text:span text:style-name="T12">My vehicles → Add new vehicle</text:span></text:p>
        </text:list-item>
        <text:list-item>
          <text:p text:style-name="P7">Συμπληρώνει την φόρμα που εμφανίζεται με τα στοιχεία</text:p>
        </text:list-item>
        <text:list-item>
          <text:p text:style-name="P7">Πατάει <text:span text:style-name="Default_20_Paragraph_20_Font"><text:span text:style-name="T16">Add new vehicle</text:span></text:span></text:p>
        </text:list-item>
      </text:list>
      <text:h text:style-name="Heading_20_4" text:outline-level="4">3.1.1.7<text:tab/>Δεδομένα εξόδου</text:h>
      <text:p text:style-name="P15">Προσθήκη του οχήματος στη λίστα οχημάτων του χρήστη.</text:p>
      <text:h text:style-name="Heading_20_4" text:outline-level="4">3.1.1.8<text:tab/>Παρατηρήσεις </text:h>
      <text:p text:style-name="Description"><text:span text:style-name="Default_20_Paragraph_20_Font"><text:span text:style-name="T6">N</text:span></text:span>/<text:span text:style-name="Default_20_Paragraph_20_Font"><text:span text:style-name="T6">A</text:span></text:span></text:p>
      <text:h text:style-name="Heading_20_3" text:outline-level="3">3.1.2<text:tab/>ΠΕΡΙΠΤΩΣΗ ΧΡΗΣΗΣ 2: <text:span text:style-name="T19">Φόρτιση ηλεκτρικού οχήματος</text:span></text:h>
      <text:h text:style-name="Heading_20_4" text:outline-level="4">3.1.2.1<text:tab/>Χρήστες (ρόλοι) που εμπλέκονται</text:h>
      <text:p text:style-name="Description">Εγγεγραμμένοι χρήστες και διαχειριστές.</text:p>
      <text:h text:style-name="Heading_20_4" text:outline-level="4">3.1.2.2<text:tab/>Προϋποθέσεις εκτέλεσης</text:h>
      <text:p text:style-name="Description">Ο χρήστης θα πρέπει να έχει δώσει τα στοιχεία <text:span text:style-name="T13">της φόρτισης</text:span>.</text:p>
      <text:h text:style-name="Heading_20_4" text:outline-level="4">3.1.2.3<text:tab/>Περιβάλλον εκτέλεσης</text:h>
      <text:p text:style-name="P16">Web Client.</text:p>
      <text:h text:style-name="P31" text:outline-level="4">3.1.2.4<text:tab/>Δεδομένα εισόδου </text:h>
      <text:p text:style-name="P16">Δεδομένα της φόρτισης.</text:p>
      <text:h text:style-name="Heading_20_4" text:outline-level="4">3.1.2.5<text:tab/>Παράμετροι</text:h>
      <text:p text:style-name="Description">Ν/Α</text:p>
      <text:h text:style-name="Heading_20_4" text:outline-level="4"><text:soft-page-break/>3.1.2.6<text:tab/>Αλληλουχία ενεργειών - επιθυμητή συμπεριφορά</text:h>
      <text:p text:style-name="P24">Η αλληλουχία ενεργειών που πρέπει να ακολουθήσει ο χρήστης είναι:</text:p>
      <text:list xml:id="list3378740176" text:style-name="L9">
        <text:list-item>
          <text:p text:style-name="P25"><text:span text:style-name="T8">Μ</text:span>έσω του <text:span text:style-name="Default_20_Paragraph_20_Font"><text:span text:style-name="T16">Web Client</text:span></text:span> επιλέγει <text:span text:style-name="T14">Stations</text:span></text:p>
        </text:list-item>
        <text:list-item>
          <text:p text:style-name="P25"><text:span text:style-name="T14">Πατάει charge δίπλα στον φορτιστή που πραγματοποίησε την φόρτιση</text:span></text:p>
        </text:list-item>
        <text:list-item>
          <text:p text:style-name="P19"><text:span text:style-name="T22">Εισάγει τα δεδομένα της φόρτισης και κάνει submit το session</text:span></text:p>
        </text:list-item>
      </text:list>
      <text:h text:style-name="Heading_20_4" text:outline-level="4">3.1.2.7<text:tab/>Δεδομένα εξόδου</text:h>
      <text:p text:style-name="P26">N/A</text:p>
      <text:h text:style-name="Heading_20_4" text:outline-level="4">3.1.2.8<text:tab/>Παρατηρήσεις </text:h>
      <text:p text:style-name="Description"><text:span text:style-name="Default_20_Paragraph_20_Font"><text:span text:style-name="T6">N</text:span></text:span>/<text:span text:style-name="Default_20_Paragraph_20_Font"><text:span text:style-name="T6">A</text:span></text:span></text:p>
      <text:p text:style-name="Description"/>
      <text:h text:style-name="P29" text:outline-level="3">3.1.3<text:tab/>ΠΕΡΙΠΤΩΣΗ ΧΡΗΣΗΣ 3: <text:span text:style-name="T23">Απεικόνιση δεδομένων φορτίσεων</text:span></text:h>
      <text:h text:style-name="P29" text:outline-level="3">3.1.3.1Χρήστες (ρόλοι) που εμπλέκονται</text:h>
      <text:p text:style-name="Description">Κάθε διαπιστευμένος <text:s/>χρήστης.</text:p>
      <text:h text:style-name="Heading_20_4" text:outline-level="4">3.1.3.2<text:tab/>Προϋποθέσεις εκτέλεσης</text:h>
      <text:p text:style-name="P20">Πρόσβαση στο web client.</text:p>
      <text:h text:style-name="Heading_20_4" text:outline-level="4">3.1.3.3<text:tab/>Περιβάλλον εκτέλεσης</text:h>
      <text:p text:style-name="P17">Web Client.</text:p>
      <text:h text:style-name="Heading_20_4" text:outline-level="4">3.1.3.4<text:tab/>Δεδομένα εισόδου </text:h>
      <text:h text:style-name="P30" text:outline-level="4">Ν/Α</text:h>
      <text:h text:style-name="Heading_20_4" text:outline-level="4">3.1.3.5<text:tab/>Παράμετροι</text:h>
      <text:p text:style-name="Description"><text:span text:style-name="Default_20_Paragraph_20_Font"><text:span text:style-name="T6">N</text:span></text:span>/<text:span text:style-name="Default_20_Paragraph_20_Font"><text:span text:style-name="T6">A</text:span></text:span></text:p>
      <text:h text:style-name="Heading_20_4" text:outline-level="4">3.1.3.6<text:tab/>Αλληλουχία ενεργειών - επιθυμητή συμπεριφορά</text:h>
      <text:p text:style-name="Description">Η αλληλουχία ενεργειών που πρέπει να ακολουθήσει ο χρήστης είναι:</text:p>
      <text:list xml:id="list3226088835" text:style-name="L5">
        <text:list-item>
          <text:p text:style-name="P8"><text:span text:style-name="Default_20_Paragraph_20_Font"><text:span text:style-name="T6">Login</text:span></text:span> στον λογαριασμό του.</text:p>
        </text:list-item>
        <text:list-item>
          <text:p text:style-name="P8">Μετάβαση στην κατηγορία <text:span text:style-name="Default_20_Paragraph_20_Font"><text:span text:style-name="T17">Data visualization</text:span></text:span></text:p>
        </text:list-item>
        <text:list-item>
          <text:p text:style-name="P21">Επιλογή μεθόδου οργάνωσης δεδομένων</text:p>
        </text:list-item>
        <text:list-item>
          <text:p text:style-name="P9"><text:span text:style-name="T15">Επιλογή χρονικής περιόδου στην οποία έγιναν οι φορτίσεις</text:span></text:p>
        </text:list-item>
      </text:list>
      <text:h text:style-name="Heading_20_4" text:outline-level="4">3.1.<text:span text:style-name="Default_20_Paragraph_20_Font"><text:span text:style-name="T6">3</text:span></text:span>.7<text:tab/>Δεδομένα εξόδου</text:h>
      <text:p text:style-name="P27">Κατάλληλα οργανωμένα δεδομένα φορισεων.</text:p>
      <text:h text:style-name="Heading_20_4" text:outline-level="4">3.1.<text:span text:style-name="Default_20_Paragraph_20_Font"><text:span text:style-name="T6">3</text:span></text:span>.8<text:tab/>Παρατηρήσεις </text:h>
      <text:p text:style-name="P3">N/A</text:p>
      <text:p text:style-name="Description"/>
      <text:h text:style-name="Heading_20_3" text:outline-level="3">3.1.4<text:tab/>ΠΕΡΙΠΤΩΣΗ ΧΡΗΣΗΣ 4: Έκδοση <text:span text:style-name="T24">περιοδικού</text:span> λογαριασμού <text:span text:style-name="T20">χρήστη</text:span></text:h>
      <text:h text:style-name="Heading_20_4" text:outline-level="4">3.1.4.1<text:tab/>Χρήστες (ρόλοι) που εμπλέκονται</text:h>
      <text:p text:style-name="Description">Κάθε διαπιστευμένος χρήστης.</text:p>
      <text:h text:style-name="Heading_20_4" text:outline-level="4"><text:soft-page-break/>3.1.4.2<text:tab/>Προϋποθέσεις εκτέλεσης</text:h>
      <text:p text:style-name="Description">Επιλογή περιόδου κάλυψης λογαριασμού</text:p>
      <text:h text:style-name="Heading_20_4" text:outline-level="4">3.1.4.3<text:tab/>Περιβάλλον εκτέλεσης</text:h>
      <text:p text:style-name="P18">Web Client.</text:p>
      <text:h text:style-name="Heading_20_4" text:outline-level="4">3.1.4.4<text:tab/>Δεδομένα εισόδου </text:h>
      <text:p text:style-name="Description">Χρονικό διάστημα που καλύπτει ο λογαριασμός. </text:p>
      <text:h text:style-name="Heading_20_4" text:outline-level="4">3.1.4.5<text:tab/>Παράμετροι</text:h>
      <text:p text:style-name="Description"><text:span text:style-name="Default_20_Paragraph_20_Font"><text:span text:style-name="T6">N</text:span></text:span>/<text:span text:style-name="Default_20_Paragraph_20_Font"><text:span text:style-name="T6">A</text:span></text:span></text:p>
      <text:h text:style-name="Heading_20_4" text:outline-level="4">3.1.4.6<text:tab/>Αλληλουχία ενεργειών - επιθυμητή συμπεριφορά</text:h>
      <text:p text:style-name="Description">Η αλληλουχία ενεργειών που πρέπει να ακολουθήσει ο χρήστης είναι:</text:p>
      <text:list xml:id="list1879239744" text:style-name="L6">
        <text:list-item>
          <text:p text:style-name="P10"><text:span text:style-name="Default_20_Paragraph_20_Font"><text:span text:style-name="T6">Login</text:span></text:span> στον λογαριασμό του.</text:p>
        </text:list-item>
        <text:list-item>
          <text:p text:style-name="P10">Μετάβαση στην κατηγορία <text:span text:style-name="Default_20_Paragraph_20_Font"><text:span text:style-name="T6">Report</text:span></text:span></text:p>
        </text:list-item>
        <text:list-item>
          <text:p text:style-name="P10">Εισαγωγή περιόδου κάλυψης λογαριασμού</text:p>
        </text:list-item>
      </text:list>
      <text:h text:style-name="Heading_20_4" text:outline-level="4">3.1.<text:span text:style-name="Default_20_Paragraph_20_Font"><text:span text:style-name="T6">4</text:span></text:span>.7<text:tab/>Δεδομένα εξόδου</text:h>
      <text:p text:style-name="Description">Δεδομένα πληρωμών κατά την περίοδο που ζητήθηκε</text:p>
      <text:h text:style-name="Heading_20_4" text:outline-level="4">3.1.4.8<text:tab/>Παρατηρήσεις </text:h>
      <text:p text:style-name="Description">Ν/Α</text:p>
      <text:p text:style-name="Description"/>
      <text:h text:style-name="P28" text:outline-level="2">3.2<text:tab/>Απαιτήσεις επιδόσεων</text:h>
      <text:h text:style-name="Heading_20_2" text:outline-level="2">3.3<text:tab/>Απαιτήσεις οργάνωσης δεδομένων</text:h>
      <text:h text:style-name="Heading_20_3" text:outline-level="3">3.3.1<text:tab/>Απαιτήσεις και περιορισμοί πρόσβασης σε δεδομένα</text:h>
      <text:list xml:id="list2036696962" text:style-name="L7">
        <text:list-item>
          <text:p text:style-name="P11">Τα δεδομένα θα πρέπει να είναι οργανωμένα σύμφωνα με το σχεσιακό μοντέλο σε βάση <text:span text:style-name="T25">mysql </text:span>που υποστηρίζει την γλώσσα sql.</text:p>
        </text:list-item>
        <text:list-item>
          <text:p text:style-name="P11">Προσωπικά δεδομένα χρηστών θα πρέπει να είναι πρόσβασιμα μόνο μετά από επιτυχή σύνδεση μέσω της κατάλληλης φόρμας.</text:p>
        </text:list-item>
      </text:list>
      <text:h text:style-name="Heading_20_2" text:outline-level="2">3.4<text:tab/>Περιορισμοί σχεδίασης</text:h>
      <text:list xml:id="list2449061006" text:style-name="L8">
        <text:list-item>
          <text:p text:style-name="P12">Για την υλοποίηση του back end υποσυστήματος της εφαρμογής θα πρέπει να χρησιμοποιηθεί η γλώσσα προγραμματισμού java ή javascript.</text:p>
        </text:list-item>
        <text:list-item>
          <text:p text:style-name="P12">Επιπλέον θα πρέπει να γίνει χρήση build automation tools και testing automation tools.</text:p>
        </text:list-item>
        <text:list-item>
          <text:p text:style-name="P12">Για το front end υποσύστημα θα χρησιμοποιηθεί η γλώσσα javascript.</text:p>
        </text:list-item>
        <text:list-item>
          <text:p text:style-name="P12">Η γλώσσα της διεπαφής με τον χρήστη θα είναι η αγγλική.</text:p>
        </text:list-item>
        <text:list-item>
          <text:p text:style-name="P12">Όλα τα αρχεία του κώδικα και των εγγράφων τεκμηρίωσης θα πρέπει να αποθηκεύονται στο github.</text:p>
        </text:list-item>
        <text:list-item>
          <text:p text:style-name="P12">H διαχείριση των δεδομένων θα πραγματοποιηθεί από ένα εκ των MySQL, MariaDB, PostgreSQL, Mongo, Elastic Search.</text:p>
        </text:list-item>
        <text:list-item>
          <text:p text:style-name="P12">Ο σχεδιασμός των διαγραμμάτων UML θα γίνει με χρήση του εργαλείου visual paradigm.</text:p>
        </text:list-item>
      </text:list>
      <text:h text:style-name="Heading_20_2" text:outline-level="2"><text:soft-page-break/>3.5<text:tab/>Λοιπές απαιτήσεις</text:h>
      <text:h text:style-name="Heading_20_3" text:outline-level="3">3.5.1<text:tab/>Απαιτήσεις διαθεσιμότητας λογισμικού</text:h>
      <text:p text:style-name="P3">N/A</text:p>
      <text:h text:style-name="Heading_20_3" text:outline-level="3">3.5.2<text:tab/>Απαιτήσεις ασφάλειας</text:h>
      <text:p text:style-name="Description">Στην εφαρμογή θα πρέπει να έχουν πρόσβαση μόνο εγγεγραμμένοι χρήστες. Θα πρέπει επίσης να υποστηρίζεται το ασφαλές πρωτόκολλο https και να μην εκτίθενται ευαίσθητες πληροφορίες, όπως για παράδειγμα το όνομα χρήστη και ο κωδικός πρόσβασης, μέσω μεθόδων του πρωτοκόλλου.</text:p>
      <text:h text:style-name="Heading_20_3" text:outline-level="3">3.5.3<text:tab/>Απαιτήσεις συντήρησης</text:h>
      <text:p text:style-name="Description">Ν/Α</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roman"/>
    <style:font-face style:name="Noto Sans CJK SC" svg:font-family="'Noto Sans CJK SC'" style:font-family-generic="roman"/>
    <style:font-face style:name="Courier New" svg:font-family="'Courier New'" style:font-family-generic="modern" style:font-pitch="fixed"/>
    <style:font-face style:name="Liberation Sans" svg:font-family="'Liberation Sans'" style:font-family-generic="roman" style:font-pitch="variable"/>
    <style:font-face style:name="OpenSymbol" svg:font-family="OpenSymbol"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false" style:font-name-asian="Calibri"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style:contextual-spacing="false" fo:orphans="2" fo:widows="2" fo:hyphenation-ladder-count="no-limit" style:snap-to-layout-grid="false"/>
      <style:text-properties fo:language="el" fo:country="GR"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4165in" fo:margin-bottom="0in" style:contextual-spacing="false" fo:keep-together="always" fo:hyphenation-ladder-count="no-limit" fo:keep-with-next="always"/>
      <style:text-properties style:font-name="Calibri Light" fo:font-family="'Calibri Light'" style:font-family-generic="swiss" style:font-pitch="variable" fo:font-size="16pt" style:font-size-asian="16pt" style:font-size-complex="16pt" fo:hyphenate="false" loext:hyphenation-no-caps="false"/>
    </style:style>
    <style:style style:name="Heading_20_2" style:display-name="Heading 2" style:family="paragraph" style:parent-style-name="Standard" style:next-style-name="Standard" style:default-outline-level="2" style:class="text">
      <style:paragraph-properties fo:margin-left="0.3937in" fo:margin-right="0in" fo:margin-top="0.25in" fo:margin-bottom="0in" style:contextual-spacing="false" fo:keep-together="always" fo:hyphenation-ladder-count="no-limit" fo:text-indent="-0.3937in" style:auto-text-indent="false" fo:keep-with-next="always">
        <style:tab-stops/>
      </style:paragraph-properties>
      <style:text-properties style:font-name="Calibri Light" fo:font-family="'Calibri Light'" style:font-family-generic="swiss" style:font-pitch="variable" fo:font-size="13pt" style:font-size-asian="13pt" style:font-size-complex="13pt" fo:hyphenate="false" loext:hyphenation-no-caps="false"/>
    </style:style>
    <style:style style:name="Heading_20_3" style:display-name="Heading 3" style:family="paragraph" style:parent-style-name="Standard" style:next-style-name="Standard" style:default-outline-level="3" style:class="text">
      <style:paragraph-properties fo:margin-left="0.4925in" fo:margin-right="0in" fo:margin-top="0.1665in" fo:margin-bottom="0in" style:contextual-spacing="false" fo:keep-together="always" fo:hyphenation-ladder-count="no-limit" fo:text-indent="-0.4925in" style:auto-text-indent="false" fo:keep-with-next="always">
        <style:tab-stops/>
      </style:paragraph-properties>
      <style:text-properties fo:color="#1f3763" loext:opacity="100%" style:font-name="Calibri Light" fo:font-family="'Calibri Light'" style:font-family-generic="swiss" style:font-pitch="variable" fo:hyphenate="false" loext:hyphenation-no-caps="false"/>
    </style:style>
    <style:style style:name="Heading_20_4" style:display-name="Heading 4" style:family="paragraph" style:parent-style-name="Standard" style:next-style-name="Standard" style:default-outline-level="4" style:class="text">
      <style:paragraph-properties fo:margin-left="0.5909in" fo:margin-right="0in" fo:margin-top="0.1665in" fo:margin-bottom="0in" style:contextual-spacing="false" fo:keep-together="always" fo:hyphenation-ladder-count="no-limit" fo:text-indent="-0.5909in" style:auto-text-indent="false" fo:keep-with-next="always">
        <style:tab-stops/>
      </style:paragraph-properties>
      <style:text-properties fo:color="#2f5496" loext:opacity="100%" style:font-name="Calibri Light" fo:font-family="'Calibri Light'" style:font-family-generic="swiss" style:font-pitch="variable" fo:font-style="italic" style:font-style-asian="italic" style:font-style-complex="italic"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roman" fo:hyphenate="false" loext:hyphenation-no-caps="false"/>
    </style:style>
    <style:style style:name="Caption" style:family="paragraph" style:parent-style-name="Standard" style:class="extra">
      <style:paragraph-properties fo:margin-top="0in" fo:margin-bottom="0.0835in" style:contextual-spacing="false" fo:hyphenation-ladder-count="no-limit" text:number-lines="false" text:line-number="0"/>
      <style:text-properties fo:font-style="italic" style:font-style-asian="italic" style:font-name-complex="Lohit Devanagari" style:font-family-complex="'Lohit Devanagari'" style:font-family-generic-complex="roman"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roman" fo:hyphenate="false" loext:hyphenation-no-caps="false"/>
    </style:style>
    <style:style style:name="Description" style:family="paragraph" style:parent-style-name="Standard">
      <style:paragraph-properties fo:hyphenation-ladder-count="no-limit"/>
      <style:text-properties fo:color="#8496b0" loext:opacity="100%" fo:font-size="10pt" fo:font-style="italic" style:font-size-asian="10pt" style:font-style-asian="italic" fo:hyphenate="false" loext:hyphenation-no-caps="false"/>
    </style:style>
    <style:style style:name="Title" style:family="paragraph" style:parent-style-name="Standard" style:next-style-name="Standard" style:class="chapter">
      <style:paragraph-properties fo:margin-top="0in" fo:margin-bottom="0in" style:contextual-spacing="false" fo:hyphenation-ladder-count="no-limit"/>
      <style:text-properties style:font-name="Calibri Light" fo:font-family="'Calibri Light'" style:font-family-generic="swiss" style:font-pitch="variable" fo:font-size="22pt" fo:letter-spacing="-0.0071in" style:letter-kerning="true" style:font-size-asian="22pt" style:font-size-complex="28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top="0in" fo:margin-bottom="0in" style:contextual-spacing="false"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Standard" style:class="extra">
      <style:paragraph-properties fo:margin-top="0in" fo:margin-bottom="0in" style:contextual-spacing="false" fo:hyphenation-ladder-count="no-limit">
        <style:tab-stops>
          <style:tab-stop style:position="3.25in" style:type="center"/>
          <style:tab-stop style:position="6.5in" style:type="right"/>
        </style:tab-stops>
      </style:paragraph-properties>
      <style:text-properties fo:hyphenate="false" loext:hyphenation-no-caps="false"/>
    </style:style>
    <style:style style:name="Subtitle" style:family="paragraph" style:parent-style-name="Standard" style:next-style-name="Standard" style:class="chapter">
      <style:paragraph-properties fo:margin-top="0in" fo:margin-bottom="0.111in" style:contextual-spacing="false" fo:hyphenation-ladder-count="no-limit"/>
      <style:text-properties fo:color="#5a5a5a" loext:opacity="100%" fo:font-size="14pt" fo:letter-spacing="0.0102in" style:font-size-asian="14pt" style:font-size-complex="11pt"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language="el" fo:country="GR" style:font-name-asian="Calibri" style:font-family-asian="Calibri" style:font-family-generic-asian="swiss"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language="el" fo:country="GR" style:font-name-asian="Calibri" style:font-family-asian="Calibri" style:font-family-generic-asian="swiss" style:font-pitch-asian="variable" style:font-size-asian="13pt" style:font-name-complex="DejaVu Sans" style:font-family-complex="'DejaVu Sans'" style:font-family-generic-complex="system" style:font-pitch-complex="variable" style:font-size-complex="13pt"/>
    </style:style>
    <style:style style:name="Title_20_Char" style:display-name="Title Char" style:family="text" style:parent-style-name="Default_20_Paragraph_20_Font">
      <style:text-properties style:font-name="Calibri Light" fo:font-family="'Calibri Light'" style:font-family-generic="swiss" style:font-pitch="variable" fo:font-size="22pt" fo:letter-spacing="-0.0071in" fo:language="el" fo:country="GR" style:letter-kerning="true" style:font-name-asian="Calibri" style:font-family-asian="Calibri" style:font-family-generic-asian="swiss" style:font-pitch-asian="variable" style:font-size-asian="22pt" style:font-name-complex="DejaVu Sans" style:font-family-complex="'DejaVu Sans'" style:font-family-generic-complex="system" style:font-pitch-complex="variable" style:font-size-complex="28pt"/>
    </style:style>
    <style:style style:name="Header_20_Char" style:display-name="Header Char" style:family="text" style:parent-style-name="Default_20_Paragraph_20_Font">
      <style:text-properties fo:language="el" fo:country="GR"/>
    </style:style>
    <style:style style:name="Footer_20_Char" style:display-name="Footer Char" style:family="text" style:parent-style-name="Default_20_Paragraph_20_Font">
      <style:text-properties fo:language="el" fo:country="GR"/>
    </style:style>
    <style:style style:name="Subtitle_20_Char" style:display-name="Subtitle Char" style:family="text" style:parent-style-name="Default_20_Paragraph_20_Font">
      <style:text-properties fo:color="#5a5a5a" loext:opacity="100%" fo:font-size="14pt" fo:letter-spacing="0.0102in" fo:language="el" fo:country="GR" style:font-name-asian="Calibri" style:font-family-asian="Calibri" style:font-family-generic-asian="swiss" style:font-pitch-asian="variable" style:font-size-asian="14pt" style:font-size-complex="11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language="el" fo:country="GR" style:font-name-asian="Calibri" style:font-family-asian="Calibri" style:font-family-generic-asian="swiss" style:font-pitch-asian="variable" style:font-name-complex="DejaVu Sans" style:font-family-complex="'DejaVu Sans'" style:font-family-generic-complex="system" style:font-pitch-complex="variable"/>
    </style:style>
    <style:style style:name="Heading_20_4_20_Char" style:display-name="Heading 4 Char" style:family="text" style:parent-style-name="Default_20_Paragraph_20_Font">
      <style:text-properties fo:color="#2f5496" loext:opacity="100%" style:font-name="Calibri Light" fo:font-family="'Calibri Light'" style:font-family-generic="swiss" style:font-pitch="variable" fo:language="el" fo:country="GR" fo:font-style="italic" style:font-name-asian="Calibri" style:font-family-asian="Calibri" style:font-family-generic-asian="swiss" style:font-pitch-asian="variable" style:font-style-asian="italic" style:font-name-complex="DejaVu Sans" style:font-family-complex="'DejaVu Sans'" style:font-family-generic-complex="system" style:font-pitch-complex="variable" style:font-style-complex="italic"/>
    </style:style>
    <style:style style:name="Bullet_20_Symbols" style:display-name="Bullet Symbols"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Numbering_20_Symbols" style:display-name="Numbering Symbols" style:family="text"/>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3LVL2" style:display-name="WW_CharLFO23LVL2"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3LVL3" style:display-name="WW_CharLFO23LVL3"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3LVL4" style:display-name="WW_CharLFO23LVL4"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3LVL5" style:display-name="WW_CharLFO23LVL5"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3LVL6" style:display-name="WW_CharLFO23LVL6"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3LVL7" style:display-name="WW_CharLFO23LVL7"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3LVL8" style:display-name="WW_CharLFO23LVL8"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3LVL9" style:display-name="WW_CharLFO23LVL9"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4LVL1" style:display-name="WW_CharLFO24LVL1"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4LVL2" style:display-name="WW_CharLFO24LVL2"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4LVL3" style:display-name="WW_CharLFO24LVL3"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4LVL4" style:display-name="WW_CharLFO24LVL4"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4LVL5" style:display-name="WW_CharLFO24LVL5"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4LVL6" style:display-name="WW_CharLFO24LVL6"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4LVL7" style:display-name="WW_CharLFO24LVL7"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4LVL8" style:display-name="WW_CharLFO24LVL8"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WW_5f_CharLFO24LVL9" style:display-name="WW_CharLFO24LVL9"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text:outline-style style:name="Outline">
      <text:outline-level-style text:level="1" style:num-suffix="."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638in" fo:margin-left="0.2638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51pt solid #000000" fo:border-bottom="none" style:shadow="none"/>
    </style:style>
    <style:style style:name="MT1" style:family="text">
      <style:text-properties fo:font-size="9pt" officeooo:rsid="00200514" style:font-size-asian="9pt" style:font-size-complex="9pt"/>
    </style:style>
    <style:style style:name="MT2" style:family="text">
      <style:text-properties fo:font-size="9pt" fo:language="el" fo:country="GR" officeooo:rsid="00200514" style:font-size-asian="9pt" style:font-size-complex="9pt"/>
    </style:style>
    <style:style style:name="MT3" style:family="text">
      <style:text-properties fo:font-size="9pt" style:font-size-asian="9pt" style:font-size-complex="9pt"/>
    </style:style>
    <style:style style:name="MT4" style:family="text">
      <style:text-properties fo:font-size="9pt" fo:language="en" fo:country="US" style:font-size-asian="9pt" style:font-size-complex="9pt"/>
    </style:style>
    <style:style style:name="MT5" style:family="text">
      <style:text-properties fo:font-size="9pt" officeooo:rsid="0024cb67" style:font-size-asian="9pt"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4917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5083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Ο</text:span></text:span><text:span text:style-name="Default_20_Paragraph_20_Font"><text:span text:style-name="MT2">μάδα 28</text:span></text:span><text:span text:style-name="Default_20_Paragraph_20_Font"><text:span text:style-name="MT3"><text:tab/>ΕΓΓΡΑΦΟ </text:span></text:span><text:span text:style-name="Default_20_Paragraph_20_Font"><text:span text:style-name="MT4">SRS</text:span></text:span><text:span text:style-name="Default_20_Paragraph_20_Font"><text:span text:style-name="MT3"> (202</text:span></text:span><text:span text:style-name="Default_20_Paragraph_20_Font"><text:span text:style-name="MT5">1</text:span></text:span><text:span text:style-name="Default_20_Paragraph_20_Font"><text:span text:style-name="MT3">)</text:span></text:span><text:span text:style-name="Default_20_Paragraph_20_Font"><text:span text:style-name="MT4"><text:tab/></text:span></text:span><text:span text:style-name="Default_20_Paragraph_20_Font"><text:span text:style-name="MT3">Σελ </text:span></text:span><text:span text:style-name="Default_20_Paragraph_20_Font"><text:span text:style-name="MT3"><text:page-number text:select-page="current">3</text:page-number></text:span></text:span><text:span text:style-name="Default_20_Paragraph_20_Font"><text:span text:style-name="MT3"><text:s/>/ </text:span></text:span><text:span text:style-name="Default_20_Paragraph_20_Font"><text:span text:style-name="MT3"><text:page-count>5</text:page-count></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3.1$Linux_X86_64 LibreOffice_project/00$Build-1</meta:generator>
    <meta:initial-creator>Vassilios Vescoukis</meta:initial-creator>
    <meta:creation-date>2020-01-22T08:42:00Z</meta:creation-date>
    <dc:date>2021-03-10T12:33:16.209301661</dc:date>
    <meta:editing-cycles>33</meta:editing-cycles>
    <meta:editing-duration>PT4H24M23S</meta:editing-duration>
    <meta:document-statistic meta:table-count="0" meta:image-count="0" meta:object-count="0" meta:page-count="5" meta:paragraph-count="131" meta:word-count="780" meta:character-count="5395" meta:non-whitespace-character-count="47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SRS_template_2020-v3.odt/Normal.dotm"/>
  </office:meta>
</office:document-meta>
</file>